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C2000003429AB6A24A.png"/>
  <manifest:file-entry manifest:media-type="image/png" manifest:full-path="Pictures/100000010000062C0000039ED81F3F3C1C5C3FBB.png"/>
  <manifest:file-entry manifest:media-type="image/png" manifest:full-path="Pictures/100000010000049100000285BED101F411B9E7EC.png"/>
  <manifest:file-entry manifest:media-type="image/jpeg" manifest:full-path="Pictures/10000000000001E0000001407F235A5CFCCDA900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24cm" svg:height="9.216cm" svg:x="0.176cm" svg:y="0.034cm">
          <draw:image xlink:href="Pictures/10000000000001E0000001407F235A5CFCCDA900.jpg" xlink:type="simple" xlink:show="embed" xlink:actuate="onLoad">
            <text:p/>
          </draw:image>
        </draw:frame>
        <draw:frame draw:style-name="gr1" draw:text-style-name="P1" draw:layer="layout" svg:width="15.33cm" svg:height="8.458cm" svg:x="14.37cm" svg:y="0.5cm">
          <draw:image xlink:href="Pictures/100000010000049100000285BED101F411B9E7EC.png" xlink:type="simple" xlink:show="embed" xlink:actuate="onLoad">
            <text:p/>
          </draw:image>
        </draw:frame>
        <draw:frame draw:style-name="gr2" draw:text-style-name="P2" draw:layer="layout" svg:width="1.277cm" svg:height="1.462cm" svg:x="6.5cm" svg:y="9.25cm">
          <draw:text-box>
            <text:p>(a)</text:p>
          </draw:text-box>
        </draw:frame>
        <draw:frame draw:style-name="gr3" draw:text-style-name="P2" draw:layer="layout" svg:width="1.277cm" svg:height="3cm" svg:x="21.473cm" svg:y="8.75cm">
          <draw:text-box>
            <text:p>(b)</text:p>
          </draw:text-box>
        </draw:frame>
        <draw:frame draw:style-name="gr1" draw:text-style-name="P1" draw:layer="layout" svg:width="14.504cm" svg:height="8.5cm" svg:x="0.246cm" svg:y="11cm">
          <draw:image xlink:href="Pictures/100000010000062C0000039ED81F3F3C1C5C3FBB.png" xlink:type="simple" xlink:show="embed" xlink:actuate="onLoad">
            <text:p/>
          </draw:image>
        </draw:frame>
        <draw:frame draw:style-name="gr2" draw:text-style-name="P2" draw:layer="layout" svg:width="1.277cm" svg:height="1.462cm" svg:x="6.473cm" svg:y="19.5cm">
          <draw:text-box>
            <text:p>(c)</text:p>
          </draw:text-box>
        </draw:frame>
        <draw:frame draw:style-name="gr4" draw:text-style-name="P1" draw:layer="layout" svg:width="13.256cm" svg:height="9.177cm" svg:x="15.75cm" svg:y="10.5cm">
          <draw:image xlink:href="Pictures/10000201000004C2000003429AB6A24A.png" xlink:type="simple" xlink:show="embed" xlink:actuate="onLoad">
            <text:p/>
          </draw:image>
        </draw:frame>
        <draw:frame draw:style-name="gr2" draw:text-style-name="P2" draw:layer="layout" svg:width="1.277cm" svg:height="1.462cm" svg:x="21.5cm" svg:y="19.538cm">
          <draw:text-box>
            <text:p>(d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0" draw:border="0%"/>
    <draw:gradient draw:name="Plein_20_jaune" draw:display-name="Plein jaune" draw:style="linear" draw:start-color="#ffde59" draw:end-color="#b47804" draw:start-intensity="100%" draw:end-intensity="100%" draw:angle="0" draw:border="0%"/>
    <draw:gradient draw:name="Plein_20_rouge" draw:display-name="Plein rouge" draw:style="linear" draw:start-color="#ff6d6d" draw:end-color="#c9211e" draw:start-intensity="100%" draw:end-intensity="100%" draw:angle="0" draw:border="0%"/>
    <draw:gradient draw:name="Plein_20_vert" draw:display-name="Plein vert" draw:style="linear" draw:start-color="#77bc65" draw:end-color="#12762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loext:opacity="100%"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4-06-27T15:41:14.114921128</meta:creation-date>
    <dc:date>2024-06-27T22:30:27</dc:date>
    <meta:editing-duration>PT49M29S</meta:editing-duration>
    <meta:editing-cycles>2</meta:editing-cycles>
    <meta:generator>OpenOffice/4.1.3$Unix OpenOffice.org_project/413m1$Build-9783</meta:generator>
    <dc:creator>Juste Raimbault</dc:creator>
    <meta:document-statistic meta:object-count="8"/>
  </office:meta>
</office:document-meta>
</file>